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6cm"/>
    </style:style>
    <style:style style:name="gr2" style:family="graphic" style:parent-style-name="standard">
      <style:graphic-properties draw:stroke="none" svg:stroke-color="#000000" draw:fill="none" draw:fill-color="#ffffff" fo:min-height="3.103cm"/>
    </style:style>
    <style:style style:name="gr3" style:family="graphic" style:parent-style-name="standard">
      <style:graphic-properties draw:stroke="none" svg:stroke-color="#000000" draw:fill="none" draw:fill-color="#ffffff" fo:min-height="4.353cm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2.036cm" draw:shadow="hidden"/>
    </style:style>
    <style:style style:name="gr5" style:family="graphic" style:parent-style-name="standard">
      <style:graphic-properties draw:stroke="none" svg:stroke-color="#000000" draw:fill="solid" draw:fill-color="#000000" draw:textarea-horizontal-align="center" draw:textarea-vertical-align="middle" fo:min-height="3.103cm" draw:shadow="hidden"/>
    </style:style>
    <style:style style:name="gr6" style:family="graphic" style:parent-style-name="standard">
      <style:graphic-properties draw:stroke="none" svg:stroke-color="#000000" draw:fill="solid" draw:fill-color="#000000" draw:textarea-horizontal-align="center" draw:textarea-vertical-align="middle" fo:min-height="4.353cm" draw:shadow="hidden"/>
    </style:style>
    <style:style style:name="P1" style:family="paragraph">
      <style:text-properties style:font-name="URW Chancery L" fo:font-size="96pt" style:font-size-asian="96pt" style:font-size-complex="96pt"/>
    </style:style>
    <style:style style:name="P2" style:family="paragraph">
      <loext:graphic-properties draw:fill="none" draw:fill-color="#ffffff"/>
      <style:text-properties style:font-name="URW Chancery L" fo:font-size="96pt" style:font-size-asian="96pt" style:font-size-complex="96pt"/>
    </style:style>
    <style:style style:name="P3" style:family="paragraph">
      <loext:graphic-properties draw:fill="solid" draw:fill-color="#000000"/>
      <style:paragraph-properties fo:text-align="center"/>
      <style:text-properties style:font-name="URW Chancery L" fo:font-size="96pt" style:font-size-asian="96pt" style:font-size-complex="9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URW Chancery L" fo:font-size="96pt" fo:font-style="normal" fo:text-shadow="none" style:text-underline-style="none" fo:font-weight="normal" style:letter-kerning="true" style:font-name-asian="Noto Sans CJK SC Regular" style:font-size-asian="96pt" style:font-style-asian="normal" style:font-weight-asian="normal" style:font-name-complex="FreeSans2" style:font-size-complex="9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493cm" svg:height="4.603cm" svg:x="1.965cm" svg:y="1.731cm">
          <draw:text-box>
            <text:p text:style-name="P1"><text:span text:style-name="T1">Make</text:span></text:p>
          </draw:text-box>
        </draw:frame>
        <draw:frame draw:style-name="gr2" draw:text-style-name="P2" draw:layer="layout" svg:width="9.118cm" svg:height="4.603cm" svg:x="1.889cm" svg:y="7.426cm">
          <draw:text-box>
            <text:p text:style-name="P1"><text:span text:style-name="T1">Break</text:span></text:p>
          </draw:text-box>
        </draw:frame>
        <draw:frame draw:style-name="gr3" draw:text-style-name="P2" draw:layer="layout" svg:width="8.229cm" svg:height="4.603cm" svg:x="1.889cm" svg:y="13.006cm">
          <draw:text-box>
            <text:p text:style-name="P1"><text:span text:style-name="T1">Create</text:span></text:p>
          </draw:text-box>
        </draw:frame>
      </draw:page>
      <draw:page draw:name="page2" draw:style-name="dp1" draw:master-page-name="Default">
        <draw:g>
          <draw:path draw:style-name="gr4" draw:text-style-name="P3" draw:layer="layout" svg:width="6.898cm" svg:height="4.954cm" svg:x="1cm" svg:y="1.028cm" svg:viewBox="0 0 6899 4955" svg:d="M0 4868c131 0 239 0 312 0 566 0 943-167 1255-552 232-297 319-479 493-1073 80-291 348-1278 472-1778 254 2619 261 2677 275 3258l356-276c254-544 740-1299 1937-3004l-73 319c-22 109-80 327-167 646-421 1567-508 1901-522 1937-58 167-94 319-94 421 0 101 79 189 174 189 36 0 79-8 138-15 72-14 500-85 681-113l341-43c22-7 80-14 174-29l153-177c-124 0-240 0-276 14-123 15-239 15-297 15-232 0-363-109-363-291 0-188 7-232 196-1001 312-1262 334-1349 471-1842 291-1009 327-1089 515-1089 66 0 160 8 254 29 22 8 109 22 196 37l298-406c-131-37-204-44-291-44-188 0-348 58-609 210-406 233-479 298-740 668l-979 1364-820 1189-181 261c-94-1102-283-2706-377-3213l-225 181c-276-37-414-37-588-37-486 0-776 123-1117 478-392 390-624 853-624 1222 0 210 44 398 167 666l551-385c-174-375-232-556-232-765 0-470 356-730 987-730 167 0 283 0 522 37-319 1298-711 2655-841 2887-138 254-320 363-632 363-123 0-123 0-536-36z">
            <text:p/>
          </draw:path>
          <draw:path draw:style-name="gr4" draw:text-style-name="P3" draw:layer="layout" svg:width="2.937cm" svg:height="3.075cm" svg:x="7.304cm" svg:y="2.908cm" svg:viewBox="0 0 2938 3076" svg:d="M2938 2039c-544 362-653 428-726 428-50 0-87-58-87-146 0-188 175-986 436-1951 79-109 94-131 210-261-348-80-602-109-914-109-297 0-435 29-624 145-261 152-566 377-660 479-268 305-573 1284-573 1872 0 348 116 580 297 580 160 0 399-145 1306-798-72 334-109 559-109 646 0 94 44 152 116 152 87 0 87 0 668-370 210-138 377-254 653-457zM1523 2082c-428 312-645 435-776 435-116 0-188-130-188-362 0-363 116-856 297-1270 174-399 334-551 580-551 131 0 356 36 617 94-145 551-196 718-203 755-44 181-80 362-124 551-7 36-29 123-65 254z">
            <text:p/>
          </draw:path>
          <draw:path draw:style-name="gr4" draw:text-style-name="P3" draw:layer="layout" svg:width="4.119cm" svg:height="5.999cm" svg:x="10.35cm" svg:y="0.999cm" svg:viewBox="0 0 4120 6000" svg:d="M0 4970c80-29 152-58 174-65 44-15 116-37 196-66 22-7 87-29 160-51l282-1291 167-101 407 943c311 739 500 1037 797 1269 312 239 762 392 1147 392 333 0 573-73 790-254l-145-523c-232 392-442 544-747 544-312 0-624-246-870-689-146-275-146-275-972-2023l486-443c282-254 369-305 507-305 124 0 211 58 327 211l370-552c-138-108-247-145-407-145-188 0-319 66-536 269-232 217-240 232-312 297l-936 834 276-1110c232-958 312-1190 435-1393 130-211 319-312 566-312 72 0 123 7 254 29l290-421c-95-14-145-14-211-14-261 0-435 58-660 224-464 326-790 645-885 855-72 159-210 637-304 1057z">
            <text:p/>
          </draw:path>
          <draw:path draw:style-name="gr4" draw:text-style-name="P3" draw:layer="layout" svg:width="2.124cm" svg:height="3.075cm" svg:x="13.541cm" svg:y="2.908cm" svg:viewBox="0 0 2125 3076" svg:d="M2125 1988c-544 472-892 675-1167 675-182 0-334-123-385-312-29-116-36-196-36-406 326-203 544-356 972-675 392-298 544-537 544-864 0-254-160-406-414-406-159 0-275 36-442 131-276 159-522 355-675 529-275 334-522 1132-522 1720 0 428 225 696 595 696 428 0 957-304 1530-877zM559 1684c123-777 457-1379 768-1379 124 0 204 124 204 298 0 362-196 580-972 1081z">
            <text:p/>
          </draw:path>
        </draw:g>
        <draw:g>
          <draw:path draw:style-name="gr5" draw:text-style-name="P3" draw:layer="layout" svg:width="4.112cm" svg:height="4.475cm" svg:x="1.431cm" svg:y="8.101cm" svg:viewBox="0 0 4113 4476" svg:d="M109 4476c188 0 196 0 421 0h246 254c508 0 508 0 624 0 493 0 871-94 1357-340 652-325 972-744 972-1265 0-224-109-434-291-571-152-116-311-159-660-196 719-326 1081-725 1081-1190 0-479-392-689-1284-689h-116l58-225-587 254c-624 94-973 203-1306 399-581 356-878 864-878 1502 0 145 14 254 51 472l580-269c-65-321-72-402-72-541 0-497 152-804 522-1046 290-190 580-278 1037-278l-537 2148c-304 1255-428 1414-1131 1487zM2184 2351c145-14 210-14 282-14 559 0 885 253 885 703 0 276-116 595-297 798-196 225-486 341-849 341-181 0-391-22-1073-95 711-631 827-805 979-1457zM2662 435c356 0 436 15 537 66 174 87 283 299 283 532 0 342-167 692-421 882-217 167-435 233-827 233z">
            <text:p/>
          </draw:path>
          <draw:path draw:style-name="gr5" draw:text-style-name="P3" draw:layer="layout" svg:width="2.378cm" svg:height="3.054cm" svg:x="5.827cm" svg:y="9.589cm" svg:viewBox="0 0 2379 3055" svg:d="M65 3055l559-211 544-2067c247-182 413-254 609-254 160 0 254 58 385 225l217-690c-137-44-195-58-268-58-131 0-283 65-479 203l-428 312c7-58 22-94 22-116 58-239 65-283 65-319 0-44-43-80-94-80-94 0-733 312-1175 581l-22 196c392-203 435-218 522-218 95 0 138 51 138 152 0 102-72 443-159 755z">
            <text:p/>
          </draw:path>
          <draw:path draw:style-name="gr5" draw:text-style-name="P3" draw:layer="layout" svg:width="2.125cm" svg:height="3.076cm" svg:x="8.046cm" svg:y="9.588cm" svg:viewBox="0 0 2126 3077" svg:d="M2126 1988c-545 472-893 675-1168 675-182 0-334-123-385-312-29-116-36-196-36-406 326-203 544-356 972-675 392-298 544-537 544-864 0-254-160-406-414-406-159 0-275 36-442 131-276 159-522 355-675 529-275 334-522 1132-522 1720 0 428 225 697 595 697 428 0 957-305 1531-878zM559 1684c123-777 457-1379 769-1379 123 0 203 124 203 298 0 362-196 580-972 1081z">
            <text:p/>
          </draw:path>
          <draw:path draw:style-name="gr5" draw:text-style-name="P3" draw:layer="layout" svg:width="2.937cm" svg:height="3.075cm" svg:x="10.512cm" svg:y="9.589cm" svg:viewBox="0 0 2938 3076" svg:d="M2938 2039c-544 362-653 428-725 428-51 0-87-58-87-145 0-189 174-987 435-1952 80-109 94-131 210-261-348-80-602-109-914-109-297 0-435 29-624 145-261 152-566 377-660 479-268 305-573 1284-573 1872 0 348 116 580 297 580 160 0 399-145 1306-798-72 334-109 559-109 646 0 94 44 152 116 152 88 0 88 0 668-370 210-138 377-254 653-457zM1523 2082c-428 312-645 436-776 436-116 0-188-131-188-363 0-363 116-856 297-1270 174-399 334-551 580-551 131 0 356 36 617 94-145 551-196 718-203 755-44 181-80 362-123 551-8 36-29 123-66 254z">
            <text:p/>
          </draw:path>
          <draw:path draw:style-name="gr5" draw:text-style-name="P3" draw:layer="layout" svg:width="4.119cm" svg:height="5.999cm" svg:x="13.559cm" svg:y="7.68cm" svg:viewBox="0 0 4120 6000" svg:d="M0 4970c80-29 152-58 174-65 44-15 116-36 196-65 22-8 87-29 160-51l282-1292 167-101 407 943c312 740 500 1037 798 1269 311 240 761 392 1146 392 333 0 573-73 790-254l-145-522c-232 391-442 544-747 544-312 0-624-247-870-689-145-276-145-276-972-2024l486-443c283-254 370-304 507-304 124 0 211 58 327 210l370-551c-138-109-247-145-406-145-189 0-320 65-537 268-232 218-240 232-312 297l-936 835 276-1111c232-958 312-1190 435-1393 131-211 319-312 566-312 72 0 123 7 254 29l290-421c-94-14-145-14-211-14-261 0-435 58-660 224-464 326-790 645-885 855-72 159-210 637-304 1057z">
            <text:p/>
          </draw:path>
        </draw:g>
        <draw:g>
          <draw:path draw:style-name="gr6" draw:text-style-name="P3" draw:layer="layout" svg:width="3.886cm" svg:height="4.717cm" svg:x="2.063cm" svg:y="14.925cm" svg:viewBox="0 0 3887 4718" svg:d="M3133 3752c-653 448-1136 632-1634 632-561 0-916-426-916-1101 0-1478 1044-2949 2096-2949 426 0 639 263 682 824l526-447c-64-491-320-711-832-711-618 0-1336 362-1961 988-689 689-1094 1634-1094 2558 0 732 405 1172 1087 1172 611 0 1386-291 1997-753z">
            <text:p/>
          </draw:path>
          <draw:path draw:style-name="gr6" draw:text-style-name="P3" draw:layer="layout" svg:width="2.33cm" svg:height="2.991cm" svg:x="5.708cm" svg:y="16.205cm" svg:viewBox="0 0 2331 2992" svg:d="M64 2992l547-206 533-2025c242-178 405-249 597-249 156 0 248 57 376 220l214-675c-135-43-192-57-263-57-128 0-277 64-469 199l-420 306c8-57 22-93 22-114 57-235 64-277 64-313 0-42-43-78-93-78-92 0-717 306-1151 569l-21 192c384-199 426-213 512-213 92 0 135 49 135 149 0 99-71 433-157 739z">
            <text:p/>
          </draw:path>
          <draw:path draw:style-name="gr6" draw:text-style-name="P3" draw:layer="layout" svg:width="2.081cm" svg:height="3.013cm" svg:x="7.882cm" svg:y="16.204cm" svg:viewBox="0 0 2082 3014" svg:d="M2082 1948c-533 461-874 660-1144 660-178 0-327-120-377-305-28-114-35-192-35-398 320-199 533-348 952-661 384-292 533-526 533-846 0-249-157-398-405-398-157 0-270 36-434 128-270 156-511 348-660 519-270 327-512 1109-512 1684 0 420 220 683 583 683 419 0 938-299 1499-860zM547 1649c121-760 448-1350 753-1350 121 0 199 121 199 291 0 356-192 569-952 1059z">
            <text:p/>
          </draw:path>
          <draw:path draw:style-name="gr6" draw:text-style-name="P3" draw:layer="layout" svg:width="2.877cm" svg:height="3.012cm" svg:x="10.298cm" svg:y="16.204cm" svg:viewBox="0 0 2878 3013" svg:d="M2878 1997c-533 355-640 419-711 419-50 0-85-57-85-142 0-185 170-966 426-1912 78-106 93-128 206-255-341-79-590-107-895-107-291 0-426 28-611 142-256 149-554 370-647 469-263 299-561 1258-561 1834 0 341 114 568 291 568 157 0 391-142 1279-782-71 327-106 548-106 633 0 92 42 149 113 149 86 0 86 0 654-362 206-135 370-249 639-448zM1492 2040c-419 305-632 426-760 426-114 0-185-128-185-355 0-356 114-839 291-1244 171-391 327-540 569-540 128 0 348 35 604 92-142 540-192 704-199 739-43 178-78 356-121 540-7 36-28 121-64 249z">
            <text:p/>
          </draw:path>
          <draw:path draw:style-name="gr6" draw:text-style-name="P3" draw:layer="layout" svg:width="2.102cm" svg:height="3.666cm" svg:x="13.345cm" svg:y="15.551cm" svg:viewBox="0 0 2103 3667" svg:d="M1897 2679c-540 320-767 440-867 440-92 0-206-184-206-334 0-99 121-646 306-1392 99-7 170-7 206-7h284c28 0 99-8 213-22l270-213h-909l284-1151c-135 71-192 93-299 143-49 29-106 50-163 79-28 14-64 28-99 42l-199 894c-64 7-107 7-128 7h-171c-14 0-50 0-106 0-79 50-86 50-206 149-22 15-57 43-107 78h171 326 157c-377 1578-377 1578-377 1798 0 228 149 477 284 477 157 0 640-299 1322-811z">
            <text:p/>
          </draw:path>
          <draw:path draw:style-name="gr6" draw:text-style-name="P3" draw:layer="layout" svg:width="2.081cm" svg:height="3.013cm" svg:x="15.555cm" svg:y="16.204cm" svg:viewBox="0 0 2082 3014" svg:d="M2082 1948c-533 461-874 660-1144 660-178 0-327-120-377-305-28-114-35-192-35-398 320-199 533-348 952-661 384-292 533-526 533-846 0-249-157-398-405-398-157 0-270 36-434 128-270 156-511 348-660 519-270 327-512 1109-512 1684 0 420 220 683 583 683 419 0 938-299 1499-860zM547 1649c121-760 448-1350 753-1350 121 0 199 121 199 291 0 356-192 569-952 105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7-10-12T22:44:41.082770625</meta:creation-date>
    <dc:date>2017-10-12T23:11:09.480979887</dc:date>
    <dc:creator>Anool Mahidharia</dc:creator>
    <meta:editing-duration>PT5M8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